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13cm" fo:padding-top="0.15cm" fo:padding-bottom="0.15cm" fo:padding-left="0.275cm" fo:padding-right="0.275cm"/>
    </style:style>
    <style:style style:name="gr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4cm" fo:min-width="1.49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5cm" fo:min-width="0.5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2cm" fo:padding-top="0.125cm" fo:padding-bottom="0.125cm" fo:padding-left="0.25cm" fo:padding-right="0.25cm"/>
      <style:paragraph-properties style:writing-mode="lr-tb"/>
    </style:style>
    <style:style style:name="gr5" style:family="graphic" style:parent-style-name="measure" style:list-style-name="L1">
      <style:graphic-properties draw:textarea-vertical-align="middle" draw:line-distance="1.05cm"/>
      <style:paragraph-properties style:writing-mode="lr-tb"/>
    </style:style>
    <style:style style:name="gr6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7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8" style:family="graphic" style:parent-style-name="measure" style:list-style-name="L1">
      <style:graphic-properties draw:textarea-vertical-align="middle" draw:line-distance="1.658cm"/>
      <style:paragraph-properties style:writing-mode="lr-tb"/>
    </style:style>
    <style:style style:name="gr9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.2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.5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cm" fo:padding-top="0.125cm" fo:padding-bottom="0.125cm" fo:padding-left="0.25cm" fo:padding-right="0.25cm"/>
      <style:paragraph-properties style:writing-mode="lr-tb"/>
    </style:style>
    <style:style style:name="gr13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14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3cm" fo:padding-top="0.125cm" fo:padding-bottom="0.125cm" fo:padding-left="0.25cm" fo:padding-right="0.25cm"/>
      <style:paragraph-properties style:writing-mode="lr-tb"/>
    </style:style>
    <style:style style:name="gr15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loext:graphic-properties draw:fill="none"/>
      <style:paragraph-properties fo:text-align="center"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3cm" svg:y="6cm">
          <text:p text:style-name="P2"><text:span text:style-name="T1">Pro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13.25cm 7cm)">
          <text:p text:style-name="P4"><text:span text:style-name="T2">Hop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1cm" svg:x="14cm" svg:y="6cm">
          <text:p text:style-name="P2"><text:span text:style-name="T1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12.5cm 7cm)">
          <text:p text:style-name="P4"><text:span text:style-name="T2">Hop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11.75cm 7cm)">
          <text:p text:style-name="P4"><text:span text:style-name="T2">H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11cm 7cm)">
          <text:p text:style-name="P4"><text:span text:style-name="T2">Ho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10.25cm 7cm)">
          <text:p text:style-name="P4"><text:span text:style-name="T2">Hop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9.5cm 7cm)">
          <text:p text:style-name="P4"><text:span text:style-name="T2">Hop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8.75cm 7cm)">
          <text:p text:style-name="P4"><text:span text:style-name="T2">Hop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8cm 7cm)">
          <text:p text:style-name="P4"><text:span text:style-name="T2">Hop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7.25cm 7cm)">
          <text:p text:style-name="P4"><text:span text:style-name="T2">Hop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6.5cm 7cm)">
          <text:p text:style-name="P4"><text:span text:style-name="T2">Hop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5.75cm 7cm)">
          <text:p text:style-name="P4"><text:span text:style-name="T2">Hop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6" draw:layer="measurelines" svg:x1="3cm" svg:y1="6cm" svg:x2="5cm" svg:y2="6cm">
          <text:p text:style-name="P6"><text:span text:style-name="T3">4b</text:span></text:p>
        </draw:measure>
        <draw:measure draw:style-name="gr6" draw:text-style-name="P6" draw:layer="layout" svg:x1="8.75cm" svg:y1="6cm" svg:x2="9.501cm" svg:y2="6cm">
          <text:p text:style-name="P6"><text:span text:style-name="T3">2b</text:span></text:p>
        </draw:measure>
        <draw:measure draw:style-name="gr7" draw:text-style-name="P6" draw:layer="layout" svg:x1="14cm" svg:y1="6cm" svg:x2="16.5cm" svg:y2="6cm">
          <text:p text:style-name="P6"><text:span text:style-name="T3">5b</text:span></text:p>
        </draw:measure>
        <draw:measure draw:style-name="gr8" draw:text-style-name="P6" draw:layer="layout" svg:x1="3cm" svg:y1="5.858cm" svg:x2="16.5cm" svg:y2="5.858cm">
          <text:p text:style-name="P6"><text:span text:style-name="T3">32b</text:span></text:p>
        </draw:measure>
        <draw:custom-shape draw:style-name="gr4" draw:text-style-name="P8" draw:layer="layout" svg:width="2.5cm" svg:height="1cm" svg:x="14cm" svg:y="7cm">
          <text:p text:style-name="P7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5cm" svg:height="1cm" svg:x="12.5cm" svg:y="7cm">
          <text:p text:style-name="P9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1cm" svg:x="3cm" svg:y="7cm">
          <text:p text:style-name="P7"><text:span text:style-name="T4">4'b000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5cm" svg:height="1cm" svg:x="13.25cm" svg:y="7cm">
          <text:p text:style-name="P9"><text:span text:style-name="T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11.75cm" svg:y="7cm">
          <text:p text:style-name="P9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11cm" svg:y="7cm">
          <text:p text:style-name="P9"><text:span text:style-name="T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5cm" svg:y="7cm">
          <text:p text:style-name="P9"><text:span text:style-name="T5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5cm" svg:height="1cm" svg:x="2.5cm" svg:y="6cm">
          <text:p text:style-name="P11"><text:span text:style-name="T6">Lst</text:span></text:p>
          <text:p text:style-name="P11"><text:span text:style-name="T6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5cm" svg:height="1cm" svg:x="2.5cm" svg:y="7cm">
          <text:p text:style-name="P9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3" draw:text-style-name="P6" draw:layer="layout" svg:x1="2.5cm" svg:y1="6cm" svg:x2="3.001cm" svg:y2="6cm">
          <text:p text:style-name="P6"><text:span text:style-name="T3">1b</text:span></text:p>
        </draw:measure>
        <draw:custom-shape draw:style-name="gr14" draw:text-style-name="P10" draw:layer="layout" svg:width="13.5cm" svg:height="1cm" svg:x="3cm" svg:y="8cm">
          <text:p text:style-name="P9"><text:span text:style-name="T5">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5cm" svg:height="1cm" svg:x="2.5cm" svg:y="8cm">
          <text:p text:style-name="P9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3.5cm" svg:height="1cm" svg:x="3cm" svg:y="9cm">
          <text:p text:style-name="P9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5cm" svg:height="1cm" svg:x="2.5cm" svg:y="9cm">
          <text:p text:style-name="P9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3.5cm" svg:height="1cm" svg:x="3cm" svg:y="10cm">
          <text:p text:style-name="P9"><text:span text:style-name="T5">Last 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5cm" svg:height="1cm" svg:x="2.5cm" svg:y="10cm">
          <text:p text:style-name="P9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75cm" draw:transform="rotate (1.5707963267949) translate (5cm 7cm)">
          <text:p text:style-name="P4"><text:span text:style-name="T2">G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6" draw:layer="layout" svg:x1="5cm" svg:y1="6cm" svg:x2="5.751cm" svg:y2="6cm">
          <text:p text:style-name="P6"><text:span text:style-name="T3">1b</text:span></text:p>
        </draw:measure>
        <draw:custom-shape draw:style-name="gr9" draw:text-style-name="P10" draw:layer="layout" svg:width="0.75cm" svg:height="1cm" svg:x="5.7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6.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7.2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8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8.7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9.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75cm" svg:height="1cm" svg:x="10.25cm" svg:y="7cm">
          <text:p text:style-name="P9"><text:span text:style-name="T5">x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christophe </meta:initial-creator>
    <meta:creation-date>2016-08-20T11:39:09.881667938</meta:creation-date>
    <dc:date>2020-02-10T22:08:10.179181739</dc:date>
    <meta:editing-duration>PT22H50M5S</meta:editing-duration>
    <meta:editing-cycles>13</meta:editing-cycles>
    <meta:generator>LibreOffice/6.3.4.2.0$Linux_X86_64 LibreOffice_project/30$Build-2</meta:generator>
    <meta:document-statistic meta:object-count="43"/>
  </office:meta>
</office:document-meta>
</file>